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D0000005E6C9D7A6E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3410000014A3B168EEA.png"/>
  <manifest:file-entry manifest:media-type="image/png" manifest:full-path="Pictures/100000000000027E000001947DFB9474.png"/>
  <manifest:file-entry manifest:media-type="image/png" manifest:full-path="Pictures/1000000000000425000001839EA78176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33C000000FEEC9F17C1.png"/>
  <manifest:file-entry manifest:media-type="image/png" manifest:full-path="Pictures/100000000000033A00000223785F8F29.png"/>
  <manifest:file-entry manifest:media-type="image/png" manifest:full-path="Pictures/100000000000027E000001C7426BCD0B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draw:auto-grow-height="true" fo:min-height="12.18cm"/>
    </style:style>
    <style:style style:name="pr5" style:family="presentation" style:parent-style-name="Master2-Layout12-cust-Liferay-outline1">
      <style:graphic-properties fo:min-height="13.859cm"/>
    </style:style>
    <style:style style:name="pr6" style:family="presentation" style:parent-style-name="Master2-Layout12-cust-Liferay-title">
      <style:graphic-properties fo:min-height="1.905cm"/>
    </style:style>
    <style:style style:name="pr7" style:family="presentation" style:parent-style-name="Master2-Layout12-cust-Liferay-outline1">
      <style:graphic-properties fo:min-height="8.255cm"/>
    </style:style>
    <style:style style:name="pr8" style:family="presentation" style:parent-style-name="Master2-Layout12-cust-Liferay-outline1">
      <style:graphic-properties fo:min-height="3.175cm"/>
    </style:style>
    <style:style style:name="pr9" style:family="presentation" style:parent-style-name="Master2-Layout12-cust-Liferay-outline1">
      <style:graphic-properties draw:fill="solid" draw:fill-color="#c0c0c0" fo:min-height="4.445cm"/>
    </style:style>
    <style:style style:name="pr10" style:family="presentation" style:parent-style-name="Master2-Layout12-cust-Liferay-outline1" style:list-style-name="L3">
      <style:graphic-properties draw:auto-grow-height="true" fo:min-height="12.18cm"/>
    </style:style>
    <style:style style:name="pr11" style:family="presentation" style:parent-style-name="Master2-Layout12-cust-Liferay-outline1" style:list-style-name="L4"/>
    <style:style style:name="pr12" style:family="presentation" style:parent-style-name="Master2-Layout12-cust-Liferay-outline1" style:list-style-name="L4"/>
    <style:style style:name="pr13" style:family="presentation" style:parent-style-name="Master2-Layout12-cust-Liferay-outline1" style:list-style-name="L4"/>
    <style:style style:name="pr14" style:family="presentation" style:parent-style-name="Master2-Layout12-cust-Liferay-outline1" style:list-style-name="L4"/>
    <style:style style:name="pr15" style:family="presentation" style:parent-style-name="Master2-Layout12-cust-Liferay-outline1" style:list-style-name="L4"/>
    <style:style style:name="pr16" style:family="presentation" style:parent-style-name="Master2-Layout12-cust-Liferay-title">
      <style:graphic-properties fo:min-height="3.506cm"/>
    </style:style>
    <style:style style:name="pr17" style:family="presentation" style:parent-style-name="Master2-Layout12-cust-Liferay-notes">
      <style:graphic-properties draw:fill-color="#ffffff" fo:min-height="12.572cm"/>
    </style:style>
    <style:style style:name="pr18" style:family="presentation" style:parent-style-name="Master2-Layout12-cust-Liferay-outline1">
      <style:graphic-properties fo:min-height="11.93cm"/>
    </style:style>
    <style:style style:name="pr19" style:family="presentation" style:parent-style-name="Master2-Layout12-cust-Liferay-outline1" style:list-style-name="L3">
      <style:graphic-properties draw:auto-grow-height="true" fo:min-height="12.18cm"/>
    </style:style>
    <style:style style:name="pr20" style:family="presentation" style:parent-style-name="Master2-Layout12-cust-Liferay-outline1" style:list-style-name="L3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family="'Lucida Console'" style:font-family-generic="modern" style:font-pitch="fixed"/>
    </style:style>
    <style:style style:name="P6" style:family="paragraph">
      <style:paragraph-properties>
        <style:tab-stops/>
      </style:paragraph-properties>
    </style:style>
    <style:style style:name="P7" style:family="paragraph">
      <style:text-properties fo:font-size="26.3999996185303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family="'Lucida Console'" style:font-family-generic="modern" style:font-pitch="fixed"/>
    </style:style>
    <style:style style:name="T4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5" style:family="text">
      <style:text-properties fo:font-family="'Lucida Console'" style:font-family-generic="modern" style:font-pitch="fixed"/>
    </style:style>
    <style:style style:name="T6" style:family="text">
      <style:text-properties style:text-line-through-style="solid" style:text-line-through-type="double"/>
    </style:style>
    <style:style style:name="T7" style:family="text">
      <style:text-properties style:text-line-through-style="none"/>
    </style:style>
    <style:style style:name="T8" style:family="text">
      <style:text-properties style:text-line-through-style="non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4" draw:layer="layout" svg:width="25.199cm" svg:height="12.18cm" svg:x="1.4cm" svg:y="4.913cm" presentation:class="outline">
          <draw:text-box>
            <text:p>Douglas Crockford</text:p>
          </draw:text-box>
        </draw:frame>
        <draw:frame draw:style-name="gr2" draw:text-style-name="P2" draw:layer="layout" svg:width="5.291cm" svg:height="7.063cm" svg:x="12.42cm" svg:y="7.051cm">
          <draw:image xlink:href="Pictures/10000000000000C80000010B301C31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text-style-name="P3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2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2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<text:line-break/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5" draw:layer="layout" svg:width="26.729cm" svg:height="13.927cm" svg:x="1.846cm" svg:y="5.648cm" presentation:class="outline" presentation:user-transformed="true">
          <draw:text-box>
            <text:p><text:s/>HTML needed a "<text:span text:style-name="T2">scripting language</text:span>", [...] that was <text:span text:style-name="T2">easy to use by amateurs</text:span> and novices, where the <text:span text:style-name="T2">code</text:span> could be <text:span text:style-name="T2">written directly in source</text:span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text:span text:style-name="T2">assemble components and automate their interactions</text:span> using JS. (Brendan Eich, CW interview)</text:p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4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Reputation of J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I.</text:p>
          </draw:text-box>
        </draw:frame>
        <draw:frame presentation:style-name="pr4" draw:layer="layout" svg:width="25.199cm" svg:height="12.474cm" svg:x="1.4cm" svg:y="4.913cm" presentation:class="outline">
          <draw:text-box>
            <text:list text:style-name="L2"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  <text:list-item>
                <text:p>C syntax</text:p>
              </text:list-item>
              <text:list-item>
                <text:p>Java Date, Math packages, Boolean/String/... wrapper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Node.js</text:p>
          </draw:text-box>
        </draw:frame>
        <draw:frame draw:style-name="gr2" draw:text-style-name="P2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Rhino</text:p>
          </draw:text-box>
        </draw:frame>
        <draw:frame draw:style-name="gr2" draw:text-style-name="P2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FireBug</text:p>
          </draw:text-box>
        </draw:frame>
        <draw:frame draw:style-name="gr2" draw:text-style-name="P2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6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7" draw:text-style-name="P5" draw:layer="layout" svg:width="26.729cm" svg:height="8.255cm" svg:x="1.211cm" svg:y="3.24cm" presentation:class="outline" presentation:user-transformed="true">
          <draw:text-box>
            <text:p><text:span text:style-name="T3">&lt;!DOCTYPE html&gt;</text:span></text:p>
            <text:p><text:span text:style-name="T3">&lt;head&gt;&lt;meta charset="UTF-8"/&gt;</text:span></text:p>
            <text:p><text:span text:style-name="T3">&lt;title&gt;example 0&lt;/title&gt;&lt;/head&gt;</text:span></text:p>
            <text:p><text:span text:style-name="T3">&lt;html&gt;</text:span></text:p>
            <text:p><text:span text:style-name="T3">&lt;body&gt;</text:span></text:p>
          </draw:text-box>
        </draw:frame>
        <draw:frame presentation:style-name="pr8" draw:text-style-name="P5" draw:layer="layout" svg:width="26.729cm" svg:height="3.175cm" svg:x="1.27cm" svg:y="16.475cm" presentation:class="outline" presentation:user-transformed="true">
          <draw:text-box>
            <text:p><text:span text:style-name="T3">&lt;/body&gt;</text:span></text:p>
            <text:p><text:span text:style-name="T3">&lt;/html&gt;</text:span></text:p>
          </draw:text-box>
        </draw:frame>
        <draw:frame presentation:style-name="pr9" draw:text-style-name="P5" draw:layer="layout" svg:width="26.729cm" svg:height="4.445cm" svg:x="1.212cm" svg:y="11.396cm" presentation:class="outline" presentation:user-transformed="true">
          <draw:text-box>
            <text:p><text:span text:style-name="T3">&lt;script&gt;</text:span></text:p>
            <text:p><text:span text:style-name="T3">console.log("Hello Js");</text:span></text:p>
            <text:p><text:span text:style-name="T3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lacing JS in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4">&lt;script src="example01.js"&gt;</text:span><text:span text:style-name="T4"><text:line-break/></text:span><text:span text:style-name="T4">&lt;/script&gt;</text:span><text:span text:style-name="T4"><text:line-break/></text:span><text:span text:style-name="T4"/></text:p>
              </text:list-item>
              <text:list-item>
                <text:p>example01.js:<text:line-break/><text:line-break/><text:span text:style-name="T4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More js in one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body&gt;</text:span><text:span text:style-name="T5"><text:line-break/></text:span><text:span text:style-name="T5">&lt;script src="example01.js"&gt;&lt;/script&gt;</text:span><text:span text:style-name="T5"><text:line-break/></text:span><text:span text:style-name="T5">&lt;script src="example02.js"&gt;&lt;/script&gt;</text:span><text:span text:style-name="T5"><text:line-break/></text:span><text:span text:style-name="T5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Exercises 1</text:p>
          </draw:text-box>
        </draw:frame>
        <draw:frame presentation:style-name="pr4" draw:text-style-name="P6" draw:layer="layout" svg:width="25.199cm" svg:height="12.763cm" svg:x="1.4cm" svg:y="4.913cm" presentation:class="outline">
          <draw:text-box>
            <text:list text:style-name="L3">
              <text:list-item>
                <text:p text:style-name="P6"><text:s text:c="4"/>Write your name to the console with js in a html page</text:p>
              </text:list-item>
              <text:list-item>
                <text:p text:style-name="P6"><text:s text:c="4"/>Write your name to the console with an included js file</text:p>
              </text:list-item>
              <text:list-item>
                <text:p text:style-name="P6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1</text:p>
          </draw:text-box>
        </draw:frame>
        <draw:frame presentation:style-name="pr10" draw:layer="layout" svg:width="25.199cm" svg:height="12.18cm" svg:x="1.471cm" svg:y="4.965cm" presentation:class="outline" presentation:user-transformed="true">
          <draw:text-box>
            <text:list text:style-name="L3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Types </text:p>
          </draw:text-box>
        </draw:frame>
        <draw:frame presentation:style-name="pr11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Numbers </text:p>
          </draw:text-box>
        </draw:frame>
        <draw:frame presentation:style-name="pr12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No Integer type</text:p>
              </text:list-item>
              <text:list-item>
                <text:p>64-bit floating point (double)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Strings </text:p>
          </draw:text-box>
        </draw:frame>
        <draw:frame presentation:style-name="pr13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6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Boolean </text:p>
          </draw:text-box>
        </draw:frame>
        <draw:frame draw:style-name="gr2" draw:text-style-name="P2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2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2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2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7">Boolean : true, false</text:span></text:p>
              </text:list-item>
              <text:list-item>
                <text:p><text:span text:style-name="T8">Falsy values: 0,””,null,NaN, undefined, false</text:span></text:p>
              </text:list-item>
              <text:list-item>
                <text:p><text:span text:style-name="T8">Truthy values: everything else (objects also)</text:span></text:p>
              </text:list-item>
              <text:list-item>
                <text:p><text:span text:style-name="T8">&amp;&amp;,|| may give any value</text:span></text:p>
              </text:list-item>
              <text:list-item>
                <text:p><text:span text:style-name="T8">! : always boolean, !!: convert to boolean</text:span></text:p>
              </text:list-item>
              <text:list-item>
                <text:p><text:span text:style-name="T8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draw:style-name="gr2" draw:text-style-name="P2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7">Free-form language</text:span></text:p>
              </text:list-item>
              <text:list-item>
                <text:p><text:span text:style-name="T7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branching - if</text:p>
          </draw:text-box>
        </draw:frame>
        <draw:frame draw:style-name="gr2" draw:text-style-name="P2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2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== vs ===</text:p>
          </draw:text-box>
        </draw:frame>
        <draw:frame draw:style-name="gr2" draw:text-style-name="P2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== vs ===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2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2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2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18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2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2" draw:layer="layout" svg:width="28.071cm" svg:height="10.238cm" svg:x="0.925cm" svg:y="5.416cm">
          <draw:image xlink:href="Pictures/1000000000000425000001839EA781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2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2" draw:layer="layout" svg:width="23.639cm" svg:height="6.636cm" svg:x="2.54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2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2" draw:layer="layout" svg:width="16.879cm" svg:height="12.038cm" svg:x="6.521cm" svg:y="4.516cm">
          <draw:image xlink:href="Pictures/100000000000027E000001C7426BCD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2" draw:layer="layout" svg:width="16.879cm" svg:height="10.688cm" svg:x="6.521cm" svg:y="6.682cm">
          <draw:image xlink:href="Pictures/100000000000027E000001947DFB94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2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18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17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18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2" draw:text-style-name="P2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17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2" draw:text-style-name="P2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2" draw:text-style-name="P2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2" draw:text-style-name="P2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2" draw:text-style-name="P2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2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17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2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17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2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17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2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17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2" draw:text-style-name="P2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17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2" draw:text-style-name="P2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17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- functions </text:p>
          </draw:text-box>
        </draw:frame>
        <draw:frame draw:style-name="gr2" draw:text-style-name="P2" draw:layer="layout" svg:width="22.039cm" svg:height="8.73cm" svg:x="3.996cm" svg:y="6.35cm">
          <draw:image xlink:href="Pictures/10000000000003410000014A3B168E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18" draw:layer="layout" svg:width="25.199cm" svg:height="12.18cm" svg:x="1.4cm" svg:y="4.913cm" presentation:class="outline">
          <draw:text-box>
            <text:list text:style-name="L2">
              <text:list-item>
                <text:p>write a quadratic equation solver</text:p>
              </text:list-item>
            </text:list>
            <text:list text:style-name="L3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19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3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list text:style-name="L3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3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éter </meta:initial-creator>
    <meta:creation-date>2013-03-10T13:51:24.51</meta:creation-date>
    <meta:editing-duration>P2DT15H48M24S</meta:editing-duration>
    <meta:editing-cycles>22</meta:editing-cycles>
    <dc:date>2013-03-30T19:27:22.25</dc:date>
    <meta:generator>OpenOffice.org/3.3$Win32 OpenOffice.org_project/330m20$Build-9567</meta:generator>
    <dc:creator>Péter </dc:creator>
    <meta:document-statistic meta:object-count="299"/>
  </office:meta>
</office:document-meta>
</file>